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, Times, STIXGeneral, serif"/>
    <style:font-face style:name="Bitstream Vera Sans1" svg:font-family="'Bitstream Vera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i in range(50000, 60000):</text:p>
      <text:p text:style-name="P1"><text:s text:c="4"/>if (1/((i/10**5)-exp(-(i/10**5)))) &gt; 10:</text:p>
      <text:p text:style-name="P1"><text:s text:c="8"/>show(i)</text:p>
      <text:p text:style-name="P1">56715</text:p>
      <text:p text:style-name="P1">59999</text:p>
      <text:p text:style-name="P1"/>
      <text:p text:style-name="P1"/>
      <text:p text:style-name="P1">for i in range(50000, 60000):</text:p>
      <text:p text:style-name="P1"><text:s text:c="4"/>if (1/((i/10**5)-exp(-(i/10**5)))) &lt; 10:</text:p>
      <text:p text:style-name="P1"><text:s text:c="8"/>show(i)</text:p>
      <text:p text:style-name="P1">50000</text:p>
      <text:p text:style-name="P1">5671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, Times, STIXGeneral, serif"/>
    <style:font-face style:name="Bitstream Vera Sans1" svg:font-family="'Bitstream Vera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fr" fo:country="FR" style:letter-kerning="true" style:font-name-asian="Droid Sans" style:font-size-asian="12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roid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Bitstream Ver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Bitstream Ver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Bitstream Ver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olas Barrat</meta:initial-creator>
    <meta:creation-date>2019-11-20T09:51:40</meta:creation-date>
    <meta:document-statistic meta:table-count="0" meta:image-count="0" meta:object-count="0" meta:page-count="1" meta:paragraph-count="10" meta:word-count="24" meta:character-count="196"/>
    <dc:date>2019-11-20T09:54:03</dc:date>
    <dc:creator>Nicolas Barrat</dc:creator>
    <meta:editing-duration>PT2M24S</meta:editing-duration>
    <meta:editing-cycles>1</meta:editing-cycles>
    <meta:generator>OpenOffice/4.1.7$Unix OpenOffice.org_project/417m1$Build-9800</meta:generator>
  </office:meta>
</office:document-meta>
</file>